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233" officeooo:paragraph-rsid="00054233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: called from this LINE:134:actual_len=0</text:p>
      <text:p text:style-name="P1">[ 2588.617464] threadfn_pop_queue: called from this LINE:134:actual_len=0</text:p>
      <text:p text:style-name="P1">[ 2588.617465] threadfn_pop_queue: called from this LINE:134:actual_len=0</text:p>
      <text:p text:style-name="P1">[ 2588.617466] threadfn_pop_queue: called from this LINE:134:actual_len=0</text:p>
      <text:p text:style-name="P1">[ 2588.617467] threadfn_pop_queue: called from this LINE:163</text:p>
      <text:p text:style-name="P1">[ 2588.621305] Enqueue:LINE:75: front addr:ffff8800c8<text:span text:style-name="T1">72ac00 :No_of_packets:32</text:span></text:p>
      <text:p text:style-name="P1"><text:span text:style-name="T1">[ 2588.621311] Enqueue:LINE:76: tail addr:ffff8800c872ac0</text:span>0 :No_of_packets:32</text:p>
      <text:p text:style-name="P1">[ 2588.621312] Enqueue:80:---&gt;tail actual_length:640</text:p>
      <text:p text:style-name="P1">[ 2588.621314] Enqueue:80:---&gt;tail actual_length:640</text:p>
      <text:p text:style-name="P1">[ 2588.621315] Enqueue:80:---&gt;tail actual_length:640</text:p>
      <text:p text:style-name="P1">[ 2588.621316] Enqueue:80:---&gt;tail actual_length:640</text:p>
      <text:p text:style-name="P1">[ 2588.621317] Enqueue:80:---&gt;tail actual_length:640</text:p>
      <text:p text:style-name="P1">[ 2588.621318] Enqueue:80:---&gt;tail actual_length:640</text:p>
      <text:p text:style-name="P1">[ 2588.621318] Enqueue:80:---&gt;tail actual_length:640</text:p>
      <text:p text:style-name="P1">[ 2588.621320] Enqueue:80:---&gt;tail actual_length:640</text:p>
      <text:p text:style-name="P1">[ 2588.621321] Enqueue:80:---&gt;tail actual_length:391</text:p>
      <text:p text:style-name="P1">[ 2588.621322] Enqueue:80:---&gt;tail actual_length:12</text:p>
      <text:p text:style-name="P1">[ 2588.621349] threadfn_pop_queue:LINE:107: tail addr:ffff8800c8<text:span text:style-name="T1">72ac00</text:span> :No_of_packets:32</text:p>
      <text:p text:style-name="P1">[ 2588.621351] LINE:126 Temp-&gt; No_of_packets =32</text:p>
      <text:p text:style-name="P1">[ 2588.621352] LINE:127 tail-addr:ffff8800c8<text:span text:style-name="T1">72ac00 </text:span>:No_of_packets:32</text:p>
      <text:p text:style-name="P1">[ 2588.621353] threadfn_pop_queue: called from this LINE:134:actual_len=0</text:p>
      <text:p text:style-name="P1">[ 2588.621355] threadfn_pop_queue: called from this LINE:134:actual_len=0</text:p>
      <text:p text:style-name="P1">[ 2588.621356] threadfn_pop_queue: called from this LINE:134:actual_len=0</text:p>
      <text:p text:style-name="P1">[ 2588.621357] threadfn_pop_queue: called from this LINE:134:actual_len=0</text:p>
      <text:p text:style-name="P1">[ 2588.621358] threadfn_pop_queue: called from this LINE:134:actual_len=0</text:p>
      <text:p text:style-name="P1">[ 2588.621359] threadfn_pop_queue: called from this LINE:134:actual_len=0</text:p>
      <text:p text:style-name="P1">[ 2588.621360] threadfn_pop_queue: called from this LINE:134:actual_len=0</text:p>
      <text:p text:style-name="P1">[ 2588.621361] threadfn_pop_queue: called from this LINE:134:actual_len=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1:02:31.302000714</meta:creation-date>
    <dc:date>2018-02-08T11:03:17.315880233</dc:date>
    <meta:editing-duration>P0D</meta:editing-duration>
    <meta:editing-cycles>1</meta:editing-cycles>
    <meta:document-statistic meta:table-count="0" meta:image-count="0" meta:object-count="0" meta:page-count="1" meta:paragraph-count="28" meta:word-count="168" meta:character-count="1808" meta:non-whitespace-character-count="1650"/>
    <meta:generator>LibreOffice/4.2.8.2$Linux_X86_64 LibreOffice_project/420m0$Build-2</meta:generator>
  </office:meta>
</office:document-meta>
</file>